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reditNote-2.1" table:style-name="ta1" table:print-ranges="A1:AF5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reditNote">
            <text:p>CreditNote</text:p>
          </table:table-cell>
          <table:table-cell table:style-name="ce8" office:value-type="string" office:string-value="Credit Note. Details">
            <text:p>Credit Note. Details</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credits due to the Debtor from the Creditor.">
            <text:p>A document used to specify credits due to the Debtor from the Credito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Credit Note. UBL Version Identifier. Identifier">
            <text:p>Credit Note. UBL Version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cell B3 changed from Credit Note. UBL Version. Identifier to Credit Note. UBL Version Identifier. Identifier ">
            <text:p>Changes for UBL 2.0 Update Package: cell B3 changed from <text:s/>Credit Note. UBL Version. Identifier <text:s/>to</text:p>
            <text:p><text:s/>Credit Note. UBL Version Identifier. Identifier </text:p>
          </table:table-cell>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Credit Note. Customization Identifier. Identifier">
            <text:p>Credit Note. Customization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Credit Note. Profile Identifier. Identifier">
            <text:p>Credit Note. Profile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Credit Note. Profile Execution Identifier. Identifier">
            <text:p>Credit Note. Profile Execution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Credit Note. Identifier">
            <text:p>Credit Note.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Credit Note. Copy_ Indicator. Indicator">
            <text:p>Credit Note. Copy_ Indicator. Indicato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Credit Note. UUID. Identifier">
            <text:p>Credit Note. UUID.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Credit Note. Issue Date. Date">
            <text:p>Credit Note. Issue Date. Dat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Credit Note. Issue Time. Time">
            <text:p>Credit Note. Issue Time. Tim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9" office:value-type="string" office:string-value="Credit Note. Tax Point Date. Date">
            <text:p>Credit Note. Tax Point Date. Dat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2]&lt;&gt;&quot;&quot;;CONCATENATE([.F12];&quot; &quot;;[.G12]);[.G12])"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Credit Note, used to indicate the point at which tax becomes applicable.">
            <text:p>The date of the Credit Not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CreditNoteTypeCode">
            <text:p>CreditNoteTypeCode</text:p>
          </table:table-cell>
          <table:table-cell table:style-name="ce9" office:value-type="string" office:string-value="Credit Note. Credit Note Type Code. Code">
            <text:p>Credit Note. Credit Note Type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Credit Note Type">
            <text:p>Credit Note Type</text:p>
          </table:table-cell>
          <table:table-cell table:style-name="ce9" office:value-type="string" office:string-value="Code">
            <text:p>Code</text:p>
          </table:table-cell>
          <table:table-cell table:style-name="ce11" office:value-type="string" table:formula="of:=IF([.F13]&lt;&gt;&quot;&quot;;CONCATENATE([.F13];&quot; &quot;;[.G13]);[.G13])" office:string-value="Credit Note Type Code">
            <text:p>Credit Not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the Credit Note.">
            <text:p>A code signifying the type of the Credit Not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Credit Note. Note. Text">
            <text:p>Credit Note. Note. Text</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Credit Note. Document_ Currency Code. Code">
            <text:p>Credit Note. Document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9" office:value-type="string" office:string-value="Credit Note. Tax_ Currency Code. Code">
            <text:p>Credit Note. Tax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Credit Note.">
            <text:p>A code signifying the currency used for tax amounts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Credit Note. Pricing_ Currency Code. Code">
            <text:p>Credit Note. Pricing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Credit Note.">
            <text:p>A code signifying the currency used for prices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9" office:value-type="string" office:string-value="Credit Note. Payment_ Currency Code. Code">
            <text:p>Credit Note. Payment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Credit Note.">
            <text:p>A code signifying the currency used for payment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9" office:value-type="string" office:string-value="Credit Note. Payment Alternative_ Currency Code. Code">
            <text:p>Credit Note. Payment Alternative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Credit Note.">
            <text:p>A code signifying the alternative currency used for payment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Credit Note. Accounting Cost Code. Code">
            <text:p>Credit Note. Accounting Cost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text:p>The buyer's accounting code, applied to the Credit Not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Credit Note. Accounting Cost. Text">
            <text:p>Credit Note. Accounting Cost. Text</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expressed as text.">
            <text:p>The buyer's accounting code, applied to the Credit Not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Credit Note. Line Count. Numeric">
            <text:p>Credit Note. Line Count. Numeric</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Credit Note Lines in the document.">
            <text:p>The number of Credit Note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Data Type (cell K20) changed from blank to Numeric. Type ">
            <text:p>Changes for UBL 2.0 Update Package: Data Type (cell K20) changed from blank to <text:s/>Numeric. Type </text:p>
          </table:table-cell>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BuyerReference">
            <text:p>BuyerReference</text:p>
          </table:table-cell>
          <table:table-cell table:style-name="ce9" office:value-type="string" office:string-value="Credit Note. Buyer_ Reference. Text">
            <text:p>Credit Note. Buyer_ Reference. Text</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Buyer">
            <text:p>Buy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23]&lt;&gt;&quot;&quot;;CONCATENATE([.F23];&quot; &quot;;[.G23]);[.G23])"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23]&lt;&gt;&quot;&quot;;CONCATENATE([.J23];&quot;_ &quot;;[.I23];&quot;. Type&quot;);CONCATENATE([.I2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reference provided by the buyer used for internal routing of the document.">
            <text:p>A reference provided by the buyer used for internal routing of the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InvoicePeriod">
            <text:p>InvoicePeriod</text:p>
          </table:table-cell>
          <table:table-cell office:value-type="string" table:style-name="ce10" office:string-value="Credit Note. Invoice_ Period. Period">
            <text:p>Credit Note. Invoice_ Period. Period</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4]"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ssociates the Credit Note with Invoicing Periods rather than with a specific Invoice.">
            <text:p>Associates the Credit Note with Invoicing Periods rather than with a specific Invoic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DiscrepancyResponse">
            <text:p>DiscrepancyResponse</text:p>
          </table:table-cell>
          <table:table-cell office:value-type="string" table:style-name="ce10" office:string-value="Credit Note. Discrepancy_ Response. Response">
            <text:p>Credit Note. Discrepancy_ Response. Respons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Discrepancy">
            <text:p>Discrepancy</text:p>
          </table:table-cell>
          <table:table-cell table:style-name="ce10" office:value-type="string" office:string-value=""/>
          <table:table-cell table:style-name="ce10" office:value-type="string" office:string-value=""/>
          <table:table-cell table:formula="of:=[.M25]" office:value-type="string" table:style-name="ce10" office:string-value="Response">
            <text:p>Response</text:p>
          </table:table-cell>
          <table:table-cell office:value-type="string" table:style-name="ce10" office:string-value="Response">
            <text:p>Respons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Response">
            <text:p>Respons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ason for the Credit Note as a whole.">
            <text:p>A reason for the Credit Note as a whol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derReference">
            <text:p>OrderReference</text:p>
          </table:table-cell>
          <table:table-cell office:value-type="string" table:style-name="ce10" office:string-value="Credit Note. Order Reference">
            <text:p>Credit Note. Order Referenc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der associated with this Credit Note.">
            <text:p>The Order associated with this Credit Not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BillingReference">
            <text:p>BillingReference</text:p>
          </table:table-cell>
          <table:table-cell office:value-type="string" table:style-name="ce10" office:string-value="Credit Note. Billing Reference">
            <text:p>Credit Note. Billing Referenc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patchDocumentReference">
            <text:p>DespatchDocumentReference</text:p>
          </table:table-cell>
          <table:table-cell office:value-type="string" table:style-name="ce10" office:string-value="Credit Note. Despatch_ Document Reference. Document Reference">
            <text:p>Credit Note. Despatch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ReceiptDocumentReference">
            <text:p>ReceiptDocumentReference</text:p>
          </table:table-cell>
          <table:table-cell office:value-type="string" table:style-name="ce10" office:string-value="Credit Note. Receipt_ Document Reference. Document Reference">
            <text:p>Credit Note. Receipt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ContractDocumentReference">
            <text:p>ContractDocumentReference</text:p>
          </table:table-cell>
          <table:table-cell office:value-type="string" table:style-name="ce10" office:string-value="Credit Note. Contract_ Document Reference. Document Reference">
            <text:p>Credit Note. Contract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Credit Note. Additional_ Document Reference. Document Reference">
            <text:p>Credit Note. Additional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tatementDocumentReference">
            <text:p>StatementDocumentReference</text:p>
          </table:table-cell>
          <table:table-cell office:value-type="string" table:style-name="ce10" office:string-value="Credit Note. Statement_ Document Reference. Document Reference">
            <text:p>Credit Note. Statement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32]"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OriginatorDocumentReference">
            <text:p>OriginatorDocumentReference</text:p>
          </table:table-cell>
          <table:table-cell office:value-type="string" table:style-name="ce10" office:string-value="Credit Note. Originator_ Document Reference. Document Reference">
            <text:p>Credit Note. Originator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3]"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Signature">
            <text:p>Signature</text:p>
          </table:table-cell>
          <table:table-cell office:value-type="string" table:style-name="ce10" office:string-value="Credit Note. Signature">
            <text:p>Credit Note. Signatur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4]"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ccountingSupplierParty">
            <text:p>AccountingSupplierParty</text:p>
          </table:table-cell>
          <table:table-cell office:value-type="string" table:style-name="ce10" office:string-value="Credit Note. Accounting_ Supplier Party. Supplier Party">
            <text:p>Credit Note. Accounting_ Supplier Party. Suppli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5]"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CustomerParty">
            <text:p>AccountingCustomerParty</text:p>
          </table:table-cell>
          <table:table-cell office:value-type="string" table:style-name="ce10" office:string-value="Credit Note. Accounting_ Customer Party. Customer Party">
            <text:p>Credit Note. Accounting_ Customer Party. Custom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eeParty">
            <text:p>PayeeParty</text:p>
          </table:table-cell>
          <table:table-cell office:value-type="string" table:style-name="ce10" office:string-value="Credit Note. Payee_ Party. Party">
            <text:p>Credit Note. Payee_ Party.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7]"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BuyerCustomerParty">
            <text:p>BuyerCustomerParty</text:p>
          </table:table-cell>
          <table:table-cell office:value-type="string" table:style-name="ce10" office:string-value="Credit Note. Buyer_ Customer Party. Customer Party">
            <text:p>Credit Note. Buyer_ Customer Party. Custom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8]"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SellerSupplierParty">
            <text:p>SellerSupplierParty</text:p>
          </table:table-cell>
          <table:table-cell office:value-type="string" table:style-name="ce10" office:string-value="Credit Note. Seller_ Supplier Party. Supplier Party">
            <text:p>Credit Note. Seller_ Supplier Party. Suppli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9]"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axRepresentativeParty">
            <text:p>TaxRepresentativeParty</text:p>
          </table:table-cell>
          <table:table-cell office:value-type="string" table:style-name="ce10" office:string-value="Credit Note. Tax Representative_ Party. Party">
            <text:p>Credit Note. Tax Representative_ Party.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40]"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
            <text:p>Delivery</text:p>
          </table:table-cell>
          <table:table-cell office:value-type="string" table:style-name="ce10" office:string-value="Credit Note. Delivery">
            <text:p>Credit Note. Delivery</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Terms">
            <text:p>DeliveryTerms</text:p>
          </table:table-cell>
          <table:table-cell office:value-type="string" table:style-name="ce10" office:string-value="Credit Note. Delivery Terms">
            <text:p>Credit Note. Delivery Terms</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Means">
            <text:p>PaymentMeans</text:p>
          </table:table-cell>
          <table:table-cell office:value-type="string" table:style-name="ce10" office:string-value="Credit Note. Payment Means">
            <text:p>Credit Note. Payment Means</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Terms">
            <text:p>PaymentTerms</text:p>
          </table:table-cell>
          <table:table-cell office:value-type="string" table:style-name="ce10" office:string-value="Credit Note. Payment Terms">
            <text:p>Credit Note. Payment Terms</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ExchangeRate">
            <text:p>TaxExchangeRate</text:p>
          </table:table-cell>
          <table:table-cell office:value-type="string" table:style-name="ce10" office:string-value="Credit Note. Tax_ Exchange Rate. Exchange Rate">
            <text:p>Credit Note. Tax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icingExchangeRate">
            <text:p>PricingExchangeRate</text:p>
          </table:table-cell>
          <table:table-cell office:value-type="string" table:style-name="ce10" office:string-value="Credit Note. Pricing_ Exchange Rate. Exchange Rate">
            <text:p>Credit Note. Pricing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ExchangeRate">
            <text:p>PaymentExchangeRate</text:p>
          </table:table-cell>
          <table:table-cell office:value-type="string" table:style-name="ce10" office:string-value="Credit Note. Payment_ Exchange Rate. Exchange Rate">
            <text:p>Credit Note. Payment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aymentAlternativeExchangeRate">
            <text:p>PaymentAlternativeExchangeRate</text:p>
          </table:table-cell>
          <table:table-cell office:value-type="string" table:style-name="ce10" office:string-value="Credit Note. Payment Alternative_ Exchange Rate. Exchange Rate">
            <text:p>Credit Note. Payment Alternative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AllowanceCharge">
            <text:p>AllowanceCharge</text:p>
          </table:table-cell>
          <table:table-cell office:value-type="string" table:style-name="ce10" office:string-value="Credit Note. Allowance Charge">
            <text:p>Credit Note. Allowance Charg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9]"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TaxTotal">
            <text:p>TaxTotal</text:p>
          </table:table-cell>
          <table:table-cell office:value-type="string" table:style-name="ce10" office:string-value="Credit Note. Tax Total">
            <text:p>Credit Note. Tax Total</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0]"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LegalMonetaryTotal">
            <text:p>LegalMonetaryTotal</text:p>
          </table:table-cell>
          <table:table-cell office:value-type="string" table:style-name="ce10" office:string-value="Credit Note. Legal_ Monetary Total. Monetary Total">
            <text:p>Credit Note. Legal_ Monetary Total. Monetary Total</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1]"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Credit Note, including allowances, charges, and taxes.">
            <text:p>The total amount payable on the Credit Note, including allowances, charges, and tax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CreditNoteLine">
            <text:p>CreditNoteLine</text:p>
          </table:table-cell>
          <table:table-cell office:value-type="string" table:style-name="ce10" office:string-value="Credit Note. Credit Note Line">
            <text:p>Credit Note. Credit Note Lin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2]" office:value-type="string" table:style-name="ce10" office:string-value="Credit Note Line">
            <text:p>Credit Note Line</text:p>
          </table:table-cell>
          <table:table-cell office:value-type="string" table:style-name="ce10" office:string-value="Credit Note Line">
            <text:p>Credit Not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redit Note Line">
            <text:p>Credit Not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Credit Note line.">
            <text:p>A Credit Note lin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